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126in"/>
    </style:style>
    <style:style style:name="co15" style:family="table-column">
      <style:table-column-properties fo:break-before="auto" style:column-width="4.3693in"/>
    </style:style>
    <style:style style:name="co16" style:family="table-column">
      <style:table-column-properties fo:break-before="auto" style:column-width="1.3126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5492in"/>
    </style:style>
    <style:style style:name="co20" style:family="table-column">
      <style:table-column-properties fo:break-before="auto" style:column-width="1.9772in"/>
    </style:style>
    <style:style style:name="co21" style:family="table-column">
      <style:table-column-properties fo:break-before="auto" style:column-width="2.6327in"/>
    </style:style>
    <style:style style:name="co22" style:family="table-column">
      <style:table-column-properties fo:break-before="auto" style:column-width="3.6272in"/>
    </style:style>
    <style:style style:name="co28" style:family="table-column">
      <style:table-column-properties fo:break-before="auto" style:column-width="5.1016in"/>
    </style:style>
    <style:style style:name="co29" style:family="table-column">
      <style:table-column-properties fo:break-before="auto" style:column-width="2.3264in"/>
    </style:style>
    <style:style style:name="co30" style:family="table-column">
      <style:table-column-properties fo:break-before="auto" style:column-width="1.6898in"/>
    </style:style>
    <style:style style:name="co31" style:family="table-column">
      <style:table-column-properties fo:break-before="auto" style:column-width="2.3701in"/>
    </style:style>
    <style:style style:name="co32" style:family="table-column">
      <style:table-column-properties fo:break-before="auto" style:column-width="4.9161in"/>
    </style:style>
    <style:style style:name="co33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3016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ro11" style:family="table-row">
      <style:table-row-properties style:row-height="0.1138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2.352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6pt solid #000000"/>
      <style:text-properties style:text-position="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6pt solid #000000"/>
      <style:text-properties fo:color="#0000ff" style:text-position=""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style:text-position="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style:text-position=""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  <style:text-properties style:text-position=""/>
    </style:style>
    <style:style style:name="ce88" style:family="table-cell" style:parent-style-name="Default">
      <style:table-cell-properties fo:background-color="#ffffff"/>
      <style:text-properties style:text-position="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fo:background-color="#e6e6e6" fo:border="0.06pt solid #000000"/>
      <style:text-properties fo:color="#0000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 style:data-style-name="N129">
      <style:table-cell-properties fo:border="0.06pt solid #000000"/>
    </style:style>
    <style:style style:name="ce7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6pt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order="0.06pt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50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571in" svg:height="1.0961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8"/>
          <table:table-cell table:number-columns-repeated="245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8"/>
          <table:table-cell table:number-columns-repeated="245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number-columns-repeated="2" table:style-name="ce18"/>
          <table:table-cell table:style-name="ce18" table:number-columns-repeated="3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/>
          <table:table-cell table:style-name="ce32"/>
          <table:table-cell table:style-name="ce18" table:number-columns-repeated="3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/>
          <table:table-cell table:style-name="ce32"/>
          <table:table-cell table:style-name="ce18" table:number-columns-repeated="3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number-columns-repeated="3"/>
          <table:table-cell table:style-name="ce18"/>
          <table:table-cell table:style-name="ce17" table:number-columns-repeated="4"/>
          <table:table-cell table:number-columns-repeated="245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style-name="ce17" table:number-columns-repeated="4"/>
          <table:table-cell table:number-columns-repeated="245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9"/>
          <table:table-cell table:number-columns-repeated="245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table:style-name="ce38" office:value-type="string">
            <text:p>V1.0</text:p>
          </table:table-cell>
          <table:table-cell table:style-name="ce40"/>
          <table:table-cell table:style-name="ce44" office:value-type="string">
            <text:p>Sniff Nag Screen Test Case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 table:style-name="ce38"/>
          <table:table-cell table:style-name="ce40"/>
          <table:table-cell table:style-name="ce45"/>
          <table:table-cell table:style-name="ce47" table:number-columns-repeated="2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0" table:number-rows-repeated="2">
          <table:table-cell table:style-name="ce20"/>
          <table:table-cell table:style-name="ce27"/>
          <table:table-cell table:style-name="ce38"/>
          <table:table-cell table:style-name="ce40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10">
          <table:table-cell table:style-name="ce20"/>
          <table:table-cell table:style-name="ce27"/>
          <table:table-cell table:style-name="ce38"/>
          <table:table-cell table:style-name="ce41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 table:style-name="ce38"/>
          <table:table-cell table:style-name="ce40"/>
          <table:table-cell table:style-name="ce45"/>
          <table:table-cell table:style-name="ce47" table:number-columns-repeated="2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 table:style-name="ce38"/>
          <table:table-cell table:style-name="ce41"/>
          <table:table-cell table:style-name="ce45"/>
          <table:table-cell table:style-name="ce47" table:number-columns-repeated="2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style-name="ce28"/>
          <table:table-cell table:style-name="ce38"/>
          <table:table-cell table:style-name="ce42"/>
          <table:table-cell table:style-name="ce45"/>
          <table:table-cell table:style-name="ce47"/>
          <table:table-cell table:style-name="ce42" table:number-columns-repeated="2"/>
          <table:table-cell table:style-name="ce17" table:number-columns-repeated="3"/>
          <table:table-cell table:number-columns-repeated="245"/>
        </table:table-row>
        <table:table-row table:style-name="ro10" table:number-rows-repeated="5">
          <table:table-cell/>
          <table:table-cell table:style-name="ce28"/>
          <table:table-cell table:style-name="ce38"/>
          <table:table-cell table:style-name="ce43"/>
          <table:table-cell table:style-name="ce45"/>
          <table:table-cell table:style-name="ce47"/>
          <table:table-cell table:style-name="ce43" table:number-columns-repeated="2"/>
          <table:table-cell table:number-columns-repeated="248"/>
        </table:table-row>
        <table:table-row table:style-name="ro10" table:number-rows-repeated="9">
          <table:table-cell/>
          <table:table-cell table:style-name="ce28"/>
          <table:table-cell table:style-name="ce38"/>
          <table:table-cell table:style-name="ce43" table:number-columns-repeated="5"/>
          <table:table-cell table:number-columns-repeated="248"/>
        </table:table-row>
        <table:table-row table:style-name="ro9">
          <table:table-cell/>
          <table:table-cell table:style-name="ce28"/>
          <table:table-cell table:style-name="ce38"/>
          <table:table-cell table:style-name="ce43"/>
          <table:table-cell table:style-name="ce45"/>
          <table:table-cell table:style-name="ce43" table:number-columns-repeated="3"/>
          <table:table-cell table:number-columns-repeated="248"/>
        </table:table-row>
        <table:table-row table:style-name="ro11">
          <table:table-cell table:number-columns-repeated="256"/>
        </table:table-row>
        <table:table-row table:style-name="ro10" table:number-rows-repeated="1048527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51" table:default-cell-style-name="Default"/>
        <table:table-row table:style-name="ro12">
          <table:table-cell table:style-name="ce53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53" office:value-type="string">
            <text:p><text:s/>Check List</text:p>
            <text:p><text:span text:style-name="T3">Based on Product built version:</text:span></text:p>
          </table:covered-table-cell>
          <table:covered-table-cell table:style-name="ce53" office:value-type="string">
            <text:p><text:s/>Check List</text:p>
            <text:p><text:span text:style-name="T3">Based on Product built version:</text:span></text:p>
          </table:covered-table-cell>
          <table:covered-table-cell table:style-name="ce53" office:value-type="string">
            <text:p><text:s/>Check List</text:p>
            <text:p><text:span text:style-name="T3">Based on Product built version:</text:span></text:p>
          </table:covered-table-cell>
          <table:covered-table-cell table:style-name="ce53" office:value-type="string">
            <text:p><text:s/>Check List</text:p>
            <text:p><text:span text:style-name="T3">Based on Product built version:</text:span></text:p>
          </table:covered-table-cell>
          <table:table-cell table:style-name="ce53"/>
          <table:table-cell table:style-name="ce66" table:number-columns-repeated="249"/>
        </table:table-row>
        <table:table-row table:style-name="ro13">
          <table:table-cell table:style-name="ce54" office:value-type="string">
            <text:p>Id</text:p>
          </table:table-cell>
          <table:table-cell table:style-name="ce54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Selenium</text:p>
          </table:table-cell>
          <table:table-cell table:style-name="ce53" office:value-type="string" table:number-columns-spanned="2" table:number-rows-spanned="1">
            <text:p>Table of record</text:p>
          </table:table-cell>
          <table:covered-table-cell table:style-name="ce54"/>
          <table:table-cell table:style-name="ce66" table:number-columns-repeated="249"/>
        </table:table-row>
        <table:table-row table:style-name="ro13">
          <table:table-cell table:style-name="ce55" office:value-type="string" table:number-columns-spanned="4" table:number-rows-spanned="1">
            <text:p>Sniff Nag Screen Test Case</text:p>
          </table:table-cell>
          <table:covered-table-cell table:style-name="ce59"/>
          <table:covered-table-cell table:number-columns-repeated="2" table:style-name="ce63"/>
          <table:table-cell table:style-name="ce65" office:value-type="string">
            <text:p>Total of High</text:p>
          </table:table-cell>
          <table:table-cell table:style-name="ce67" table:formula="of:=SUMPRODUCT(([.C4:.C534]=&quot;High&quot;))" office:value-type="float" office:value="6">
            <text:p>6</text:p>
          </table:table-cell>
          <table:table-cell table:style-name="ce66" table:number-columns-repeated="249"/>
        </table:table-row>
        <table:table-row table:style-name="ro14">
          <table:table-cell table:style-name="ce43" office:value-type="string">
            <text:p>SNF_NAG_01.001</text:p>
          </table:table-cell>
          <table:table-cell table:style-name="ce43" office:value-type="string">
            <text:p>Verify Nag screen first start page shortcuts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5" office:value-type="string">
            <text:p>Total of Medium</text:p>
          </table:table-cell>
          <table:table-cell table:style-name="ce65" table:formula="of:=SUMPRODUCT(([.C4:.C534]=&quot;Medium&quot;)*([.D4:.D534]=&quot;x&quot;))" office:value-type="float" office:value="0">
            <text:p>0</text:p>
          </table:table-cell>
          <table:table-cell table:style-name="ce66" table:number-columns-repeated="249"/>
        </table:table-row>
        <table:table-row table:style-name="ro13">
          <table:table-cell table:style-name="ce43" office:value-type="string">
            <text:p>SNF_NAG_01.002</text:p>
          </table:table-cell>
          <table:table-cell table:style-name="ce43" office:value-type="string">
            <text:p>Verify Nag screen second start page shortcuts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5" office:value-type="string">
            <text:p>Total of Low</text:p>
          </table:table-cell>
          <table:table-cell table:style-name="ce67" table:formula="of:=SUMPRODUCT(([.C4:.C534]=&quot;Low&quot;))" office:value-type="float" office:value="1">
            <text:p>1</text:p>
          </table:table-cell>
          <table:table-cell table:style-name="ce66" table:number-columns-repeated="249"/>
        </table:table-row>
        <table:table-row table:style-name="ro10">
          <table:table-cell table:style-name="ce43" office:value-type="string">
            <text:p>SNF_NAG_01.003</text:p>
          </table:table-cell>
          <table:table-cell table:style-name="ce43" office:value-type="string">
            <text:p>Verify Nag screen page with 16 days Left.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0">
          <table:table-cell table:style-name="ce43" office:value-type="string">
            <text:p>SNF_NAG_01.004</text:p>
          </table:table-cell>
          <table:table-cell table:style-name="ce43" office:value-type="string">
            <text:p>Verify Nag screen page with 29 days Left.</text:p>
          </table:table-cell>
          <table:table-cell table:style-name="ce43" office:value-type="string">
            <text:p>Low</text:p>
          </table:table-cell>
          <table:table-cell table:style-name="ce64"/>
          <table:table-cell table:style-name="ce66" table:number-columns-repeated="251"/>
        </table:table-row>
        <table:table-row table:style-name="ro10">
          <table:table-cell table:style-name="ce43" office:value-type="string">
            <text:p>SNF_NAG_01.005</text:p>
          </table:table-cell>
          <table:table-cell table:style-name="ce43" office:value-type="string">
            <text:p>Verify Nag screen page with 0 days Left.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0">
          <table:table-cell table:style-name="ce43" office:value-type="string">
            <text:p>SNF_NAG_01.006</text:p>
          </table:table-cell>
          <table:table-cell table:style-name="ce43" office:value-type="string">
            <text:p>Verify Nag screen <text:s/>when trial period has expired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0">
          <table:table-cell table:style-name="ce56" office:value-type="string" table:number-columns-spanned="4" table:number-rows-spanned="1">
            <text:p>Sniff Terms and Conditions Test Case</text:p>
          </table:table-cell>
          <table:covered-table-cell table:style-name="ce60"/>
          <table:covered-table-cell table:style-name="ce63"/>
          <table:covered-table-cell table:style-name="ce64"/>
          <table:table-cell table:style-name="ce66" table:number-columns-repeated="251"/>
        </table:table-row>
        <table:table-row table:style-name="ro10">
          <table:table-cell table:style-name="ce43" office:value-type="string">
            <text:p>SNF_TERMS_AND_CONDITION_01.001</text:p>
          </table:table-cell>
          <table:table-cell table:style-name="ce43" office:value-type="string">
            <text:p>Show/Hide the terms and conditions agreement 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0">
          <table:table-cell table:style-name="ce57"/>
          <table:table-cell table:style-name="ce61"/>
          <table:table-cell table:style-name="ce63"/>
          <table:table-cell table:style-name="ce64"/>
          <table:table-cell table:style-name="ce66" table:number-columns-repeated="251"/>
        </table:table-row>
        <table:table-row table:style-name="ro10">
          <table:table-cell table:style-name="ce57"/>
          <table:table-cell table:style-name="ce60"/>
          <table:table-cell table:style-name="ce63"/>
          <table:table-cell table:style-name="ce64"/>
          <table:table-cell table:style-name="ce66" table:number-columns-repeated="251"/>
        </table:table-row>
        <table:table-row table:style-name="ro10">
          <table:table-cell table:style-name="ce57"/>
          <table:table-cell table:style-name="ce60">
            <draw:frame table:end-cell-address="Check_List.B14" table:end-x="0.7154in" table:end-y="0.1496in" draw:z-index="0" draw:name="Graphics 2" draw:style-name="gr1" draw:text-style-name="P1" svg:width="0.4173in" svg:height="0.05in" svg:x="0.2984in" svg:y="0.1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3"/>
          <table:table-cell table:style-name="ce64"/>
          <table:table-cell table:style-name="ce66" table:number-columns-repeated="251"/>
        </table:table-row>
        <table:table-row table:style-name="ro10">
          <table:table-cell table:style-name="ce58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10" table:number-rows-repeated="6">
          <table:table-cell table:style-name="ce57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10">
          <table:table-cell table:style-name="ce58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10">
          <table:table-cell table:style-name="ce57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10" table:number-rows-repeated="44">
          <table:table-cell table:number-columns-repeated="255"/>
        </table:table-row>
        <table:table-row table:style-name="ro1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6">
          <table:table-cell table:number-columns-repeated="255"/>
        </table:table-row>
        <table:table-row table:style-name="ro10" table:number-rows-repeated="5">
          <table:table-cell table:number-columns-repeated="255"/>
        </table:table-row>
        <table:table-row table:style-name="ro1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6">
          <table:table-cell table:number-columns-repeated="255"/>
        </table:table-row>
        <table:table-row table:style-name="ro10" table:number-rows-repeated="1048497">
          <table:table-cell table:number-columns-repeated="255"/>
        </table:table-row>
        <table:table-row table:style-name="ro10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7" table:number-columns-repeated="247" table:default-cell-style-name="Default"/>
        <table:table-row table:style-name="ro17">
          <table:table-cell table:style-name="ce68"/>
          <table:table-cell table:style-name="ce76" office:value-type="string">
            <text:p>TEST CASES</text:p>
          </table:table-cell>
          <table:table-cell table:style-name="ce81"/>
          <table:table-cell table:style-name="ce76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Passed</text:p>
          </table:table-cell>
          <table:table-cell table:style-name="ce112" table:formula="of:=COUNTIF([.K$7:.K$885];[.$J1])" office:value-type="float" office:value="0">
            <text:p>0</text:p>
          </table:table-cell>
          <table:table-cell table:style-name="ce112" table:formula="of:=COUNTIF([.L$7:.L$885];[.$J1])" office:value-type="float" office:value="0">
            <text:p>0</text:p>
          </table:table-cell>
          <table:table-cell table:style-name="ce112" table:formula="of:=COUNTIF([.M$7:.M$885];[.$J1])" office:value-type="float" office:value="0">
            <text:p>0</text:p>
          </table:table-cell>
          <table:table-cell table:style-name="ce112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8"/>
          <table:table-cell table:style-name="ce77"/>
          <table:table-cell table:style-name="ce82"/>
          <table:table-cell table:style-name="ce99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Failed</text:p>
          </table:table-cell>
          <table:table-cell table:style-name="ce112" table:formula="of:=COUNTIF([.K$7:.K$885];[.$J2])" office:value-type="float" office:value="0">
            <text:p>0</text:p>
          </table:table-cell>
          <table:table-cell table:style-name="ce112" table:formula="of:=COUNTIF([.L$7:.L$885];[.$J2])" office:value-type="float" office:value="0">
            <text:p>0</text:p>
          </table:table-cell>
          <table:table-cell table:style-name="ce112" table:formula="of:=COUNTIF([.M$7:.M$885];[.$J2])" office:value-type="float" office:value="0">
            <text:p>0</text:p>
          </table:table-cell>
          <table:table-cell table:style-name="ce112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8"/>
          <table:table-cell table:style-name="ce78" office:value-type="string">
            <text:p>Functions list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8"/>
          <table:table-cell table:style-name="ce112" office:value-type="string">
            <text:p>Blocked</text:p>
          </table:table-cell>
          <table:table-cell table:style-name="ce112" table:formula="of:=COUNTIF([.K$7:.K$885];[.$J3])" office:value-type="float" office:value="0">
            <text:p>0</text:p>
          </table:table-cell>
          <table:table-cell table:style-name="ce112" table:formula="of:=COUNTIF([.L$7:.L$885];[.$J3])" office:value-type="float" office:value="0">
            <text:p>0</text:p>
          </table:table-cell>
          <table:table-cell table:style-name="ce112" table:formula="of:=COUNTIF([.M$7:.M$885];[.$J3])" office:value-type="float" office:value="0">
            <text:p>0</text:p>
          </table:table-cell>
          <table:table-cell table:style-name="ce112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8"/>
          <table:table-cell table:style-name="ce78" office:value-type="string">
            <text:p>Total Main Cases</text:p>
          </table:table-cell>
          <table:table-cell table:style-name="ce95" table:formula="of:=MAX([.A7:.A6645])" office:value-type="float" office:value="6" table:number-columns-spanned="3" table:number-rows-spanned="1">
            <text:p>6</text:p>
          </table:table-cell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9"/>
          <table:table-cell table:style-name="ce113" office:value-type="string">
            <text:p>Untested</text:p>
          </table:table-cell>
          <table:table-cell table:style-name="ce112" table:formula="of:=COUNTIF([.K$7:.K$885];[.$J4])" office:value-type="float" office:value="0">
            <text:p>0</text:p>
          </table:table-cell>
          <table:table-cell table:style-name="ce112" table:formula="of:=COUNTIF([.L$7:.L$885];[.$J4])" office:value-type="float" office:value="0">
            <text:p>0</text:p>
          </table:table-cell>
          <table:table-cell table:style-name="ce112" table:formula="of:=COUNTIF([.M$7:.M$885];[.$J4])" office:value-type="float" office:value="0">
            <text:p>0</text:p>
          </table:table-cell>
          <table:table-cell table:style-name="ce112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9"/>
          <table:table-cell table:style-name="ce79"/>
          <table:table-cell table:style-name="ce75"/>
          <table:table-cell table:style-name="ce100"/>
          <table:table-cell table:style-name="ce80" table:number-columns-repeated="4"/>
          <table:table-cell table:style-name="ce110"/>
          <table:table-cell office:value-type="string">
            <text:p>N/A</text:p>
          </table:table-cell>
          <table:table-cell table:style-name="ce112" table:formula="of:=COUNTIF([.K$7:.K$885];[.$J5])" office:value-type="float" office:value="0">
            <text:p>0</text:p>
          </table:table-cell>
          <table:table-cell table:style-name="ce112" table:formula="of:=COUNTIF([.L$7:.L$885];[.$J5])" office:value-type="float" office:value="0">
            <text:p>0</text:p>
          </table:table-cell>
          <table:table-cell table:style-name="ce112" table:formula="of:=COUNTIF([.M$7:.M$885];[.$J5])" office:value-type="float" office:value="0">
            <text:p>0</text:p>
          </table:table-cell>
          <table:table-cell table:style-name="ce112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4" office:value-type="string">
            <text:p>IE7</text:p>
          </table:table-cell>
          <table:table-cell table:style-name="ce114" office:value-type="string">
            <text:p>FireFox3.5</text:p>
          </table:table-cell>
          <table:table-cell table:style-name="ce114" office:value-type="string">
            <text:p>Comment/Bug</text:p>
          </table:table-cell>
          <table:table-cell table:style-name="ce114"/>
          <table:table-cell table:style-name="ce75" table:number-columns-repeated="241"/>
        </table:table-row>
        <table:table-row table:style-name="ro18">
          <table:table-cell table:style-name="ce72" office:value-type="float" office:value="1">
            <text:p>001</text:p>
          </table:table-cell>
          <table:table-cell table:style-name="ce43" office:value-type="string">
            <text:p>SNF_NAG_01</text:p>
          </table:table-cell>
          <table:table-cell table:style-name="ce96" office:value-type="float" office:value="1">
            <text:p>001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</text:p>
            <text:p>First start page shortcuts</text:p>
          </table:table-cell>
          <table:table-cell table:style-name="ce43" office:value-type="string">
            <text:p>Step 1: Verify Nag screen </text:p>
            <text:p>First start page navigation</text:p>
          </table:table-cell>
          <table:table-cell table:style-name="ce103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103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3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3" office:value-type="string">
            <text:p>SNF_NAG_01</text:p>
          </table:table-cell>
          <table:table-cell table:style-name="ce97" office:value-type="float" office:value="2">
            <text:p>002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</text:p>
            <text:p>Second start page shortcuts</text:p>
          </table:table-cell>
          <table:table-cell table:style-name="ce43" office:value-type="string">
            <text:p>Step 1: Verify Nag screen </text:p>
            <text:p>Second start page navigation</text:p>
          </table:table-cell>
          <table:table-cell table:style-name="ce103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103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18">
          <table:table-cell table:style-name="ce72" table:formula="of:=IF(MID([.F9];6;1)&gt;MID([.F8];6;1);&quot;&quot;;MAX([.A$7:.A8])+1)" office:value-type="float" office:value="3">
            <text:p>003</text:p>
          </table:table-cell>
          <table:table-cell table:style-name="ce43" office:value-type="string">
            <text:p>SNF_NAG_01</text:p>
          </table:table-cell>
          <table:table-cell table:style-name="ce97" office:value-type="float" office:value="3">
            <text:p>003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page </text:p>
            <text:p>with 16 days Left.</text:p>
          </table:table-cell>
          <table:table-cell table:style-name="ce43" office:value-type="string">
            <text:p>Step 1: Verify Nag screen <text:s/>page </text:p>
            <text:p>with 16 days Left.</text:p>
          </table:table-cell>
          <table:table-cell table:style-name="ce103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103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18">
          <table:table-cell table:style-name="ce72" table:formula="of:=IF(MID([.F10];6;1)&gt;MID([.F9];6;1);&quot;&quot;;MAX([.A$7:.A9])+1)" office:value-type="float" office:value="4">
            <text:p>004</text:p>
          </table:table-cell>
          <table:table-cell table:style-name="ce43" office:value-type="string">
            <text:p>SNF_NAG_01</text:p>
          </table:table-cell>
          <table:table-cell table:style-name="ce97" office:value-type="float" office:value="4">
            <text:p>004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page </text:p>
            <text:p>with 29 days Left.</text:p>
          </table:table-cell>
          <table:table-cell table:style-name="ce43" office:value-type="string">
            <text:p>Step 1: Verify Nag screen <text:s/>page </text:p>
            <text:p>with 29 days Left.</text:p>
          </table:table-cell>
          <table:table-cell table:style-name="ce103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103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table:style-name="ce43" office:value-type="string">
            <text:p>Low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18">
          <table:table-cell table:style-name="ce72" table:formula="of:=IF(MID([.F11];6;1)&gt;MID([.F10];6;1);&quot;&quot;;MAX([.A$7:.A10])+1)" office:value-type="float" office:value="5">
            <text:p>005</text:p>
          </table:table-cell>
          <table:table-cell table:style-name="ce43" office:value-type="string">
            <text:p>SNF_NAG_01</text:p>
          </table:table-cell>
          <table:table-cell table:style-name="ce97" office:value-type="float" office:value="5">
            <text:p>005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page </text:p>
            <text:p>With 0 days Left.</text:p>
          </table:table-cell>
          <table:table-cell table:style-name="ce43" office:value-type="string">
            <text:p>Step 1: Verify Nag screen page </text:p>
            <text:p>With 0 days Left.</text:p>
          </table:table-cell>
          <table:table-cell table:style-name="ce103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103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4">
          <table:table-cell table:style-name="ce72" table:formula="of:=IF(MID([.F12];6;1)&gt;MID([.F11];6;1);&quot;&quot;;MAX([.A$7:.A11])+1)" office:value-type="float" office:value="6">
            <text:p>006</text:p>
          </table:table-cell>
          <table:table-cell table:style-name="ce43" office:value-type="string">
            <text:p>SNF_NAG_01</text:p>
          </table:table-cell>
          <table:table-cell table:style-name="ce97" office:value-type="float" office:value="6">
            <text:p>006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<text:s/>when </text:p>
            <text:p>Trial period has expired</text:p>
          </table:table-cell>
          <table:table-cell table:style-name="ce43" office:value-type="string">
            <text:p>Step 1: Verify Nag screen <text:s/>when </text:p>
            <text:p>Trial period has expired navigation</text:p>
          </table:table-cell>
          <table:table-cell table:style-name="ce103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103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5">
          <table:table-cell table:style-name="ce72" table:formula="of:=IF(MID([.F13];6;1)&gt;MID([.F12];6;1);&quot;&quot;;MAX([.A$7:.A12])+1)">
            <text:p/>
          </table:table-cell>
          <table:table-cell table:style-name="ce43" office:value-type="string">
            <text:p>SNF_NAG_01</text:p>
          </table:table-cell>
          <table:table-cell table:style-name="ce97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<text:s/>when </text:p>
            <text:p>Trial period has expired</text:p>
          </table:table-cell>
          <table:table-cell table:style-name="ce103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103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103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5">
          <table:table-cell table:style-name="ce72" table:formula="of:=IF(MID([.F14];6;1)&gt;MID([.F13];6;1);&quot;&quot;;MAX([.A$7:.A13])+1)">
            <text:p/>
          </table:table-cell>
          <table:table-cell table:style-name="ce43" office:value-type="string">
            <text:p>SNF_NAG_01</text:p>
          </table:table-cell>
          <table:table-cell table:style-name="ce97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<text:s/>when </text:p>
            <text:p>Trial period has expired</text:p>
          </table:table-cell>
          <table:table-cell table:style-name="ce43"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103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103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6">
          <table:table-cell table:style-name="ce72" table:formula="of:=IF(MID([.F15];6;1)&gt;MID([.F14];6;1);&quot;&quot;;MAX([.A$7:.A14])+1)">
            <text:p/>
          </table:table-cell>
          <table:table-cell table:style-name="ce43" office:value-type="string">
            <text:p>SNF_NAG_01</text:p>
          </table:table-cell>
          <table:table-cell table:style-name="ce97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<text:s/>when </text:p>
            <text:p>Trial period has expired</text:p>
          </table:table-cell>
          <table:table-cell table:style-name="ce43"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103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7" office:value-type="string">
            <text:p>-The Nag screen is displayed showing that you have 30 days left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7">
          <table:table-cell table:style-name="ce72" table:formula="of:=IF(MID([.F16];6;1)&gt;MID([.F15];6;1);&quot;&quot;;MAX([.A$7:.A15])+1)">
            <text:p/>
          </table:table-cell>
          <table:table-cell table:style-name="ce43" office:value-type="string">
            <text:p>SNF_NAG_01</text:p>
          </table:table-cell>
          <table:table-cell table:style-name="ce97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<text:s/>when </text:p>
            <text:p>Trial period has expired</text:p>
          </table:table-cell>
          <table:table-cell table:style-name="ce103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103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103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7">
          <table:table-cell table:style-name="ce72" table:formula="of:=IF(MID([.F17];6;1)&gt;MID([.F16];6;1);&quot;&quot;;MAX([.A$7:.A16])+1)">
            <text:p/>
          </table:table-cell>
          <table:table-cell table:style-name="ce43" office:value-type="string">
            <text:p>SNF_NAG_01</text:p>
          </table:table-cell>
          <table:table-cell table:style-name="ce97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43" office:value-type="string">
            <text:p>Portal\Trial\Registration</text:p>
          </table:table-cell>
          <table:table-cell table:style-name="ce43" office:value-type="string">
            <text:p>Verify Nag screen <text:s/>when </text:p>
            <text:p>Trial period has expired</text:p>
          </table:table-cell>
          <table:table-cell table:style-name="ce43"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103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103" office:value-type="string">
            <text:p>-The Nag screen is displayed showing that you have 10 days left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10" table:number-rows-repeated="7">
          <table:table-cell table:style-name="ce73"/>
          <table:table-cell table:style-name="ce43"/>
          <table:table-cell table:style-name="ce73"/>
          <table:table-cell table:style-name="ce43" table:number-columns-repeated="11"/>
          <table:table-cell table:number-columns-repeated="241"/>
        </table:table-row>
        <table:table-row table:style-name="ro10" table:number-rows-repeated="7">
          <table:table-cell table:style-name="ce73"/>
          <table:table-cell table:style-name="ce43" table:number-columns-repeated="13"/>
          <table:table-cell table:number-columns-repeated="241"/>
        </table:table-row>
        <table:table-row table:style-name="ro10" table:number-rows-repeated="41">
          <table:table-cell table:style-name="ce43" table:number-columns-repeated="14"/>
          <table:table-cell table:number-columns-repeated="241"/>
        </table:table-row>
        <table:table-row table:style-name="ro10" table:number-rows-repeated="53">
          <table:table-cell table:number-columns-repeated="255"/>
        </table:table-row>
        <table:table-row table:style-name="ro10">
          <table:table-cell table:style-name="ce74"/>
          <table:table-cell table:style-name="ce57"/>
          <table:table-cell table:style-name="ce98"/>
          <table:table-cell table:style-name="ce101"/>
          <table:table-cell table:style-name="ce102"/>
          <table:table-cell table:style-name="ce104" table:number-columns-repeated="4"/>
          <table:table-cell table:number-columns-repeated="246"/>
        </table:table-row>
        <table:table-row table:style-name="ro10" table:number-rows-repeated="4">
          <table:table-cell table:number-columns-repeated="255"/>
        </table:table-row>
        <table:table-row table:style-name="ro10" table:number-rows-repeated="3">
          <table:table-cell table:style-name="ce75"/>
          <table:table-cell table:style-name="ce80"/>
          <table:table-cell table:style-name="ce75"/>
          <table:table-cell table:style-name="ce100"/>
          <table:table-cell table:style-name="ce80" table:number-columns-repeated="251"/>
        </table:table-row>
        <table:table-row table:style-name="ro10" table:number-rows-repeated="1048442">
          <table:table-cell table:number-columns-repeated="255"/>
        </table:table-row>
        <table:table-row table:style-name="ro10">
          <table:table-cell table:number-columns-repeated="255"/>
        </table:table-row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247" table:default-cell-style-name="Default"/>
        <table:table-row table:style-name="ro17">
          <table:table-cell table:style-name="ce68"/>
          <table:table-cell table:style-name="ce76" office:value-type="string">
            <text:p>TEST CASES</text:p>
          </table:table-cell>
          <table:table-cell table:style-name="ce81"/>
          <table:table-cell table:style-name="ce76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Passed</text:p>
          </table:table-cell>
          <table:table-cell table:style-name="ce112" table:formula="of:=COUNTIF([.K$7:.K$885];[.$J1])" office:value-type="float" office:value="0">
            <text:p>0</text:p>
          </table:table-cell>
          <table:table-cell table:style-name="ce112" table:formula="of:=COUNTIF([.L$7:.L$885];[.$J1])" office:value-type="float" office:value="0">
            <text:p>0</text:p>
          </table:table-cell>
          <table:table-cell table:style-name="ce112" table:formula="of:=COUNTIF([.M$7:.M$885];[.$J1])" office:value-type="float" office:value="0">
            <text:p>0</text:p>
          </table:table-cell>
          <table:table-cell table:style-name="ce112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8"/>
          <table:table-cell table:style-name="ce77"/>
          <table:table-cell table:style-name="ce82"/>
          <table:table-cell table:style-name="ce99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Failed</text:p>
          </table:table-cell>
          <table:table-cell table:style-name="ce112" table:formula="of:=COUNTIF([.K$7:.K$885];[.$J2])" office:value-type="float" office:value="0">
            <text:p>0</text:p>
          </table:table-cell>
          <table:table-cell table:style-name="ce112" table:formula="of:=COUNTIF([.L$7:.L$885];[.$J2])" office:value-type="float" office:value="0">
            <text:p>0</text:p>
          </table:table-cell>
          <table:table-cell table:style-name="ce112" table:formula="of:=COUNTIF([.M$7:.M$885];[.$J2])" office:value-type="float" office:value="0">
            <text:p>0</text:p>
          </table:table-cell>
          <table:table-cell table:style-name="ce112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8"/>
          <table:table-cell table:style-name="ce78" office:value-type="string">
            <text:p>Functions list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8"/>
          <table:table-cell table:style-name="ce112" office:value-type="string">
            <text:p>Blocked</text:p>
          </table:table-cell>
          <table:table-cell table:style-name="ce112" table:formula="of:=COUNTIF([.K$7:.K$885];[.$J3])" office:value-type="float" office:value="0">
            <text:p>0</text:p>
          </table:table-cell>
          <table:table-cell table:style-name="ce112" table:formula="of:=COUNTIF([.L$7:.L$885];[.$J3])" office:value-type="float" office:value="0">
            <text:p>0</text:p>
          </table:table-cell>
          <table:table-cell table:style-name="ce112" table:formula="of:=COUNTIF([.M$7:.M$885];[.$J3])" office:value-type="float" office:value="0">
            <text:p>0</text:p>
          </table:table-cell>
          <table:table-cell table:style-name="ce112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8"/>
          <table:table-cell table:style-name="ce78" office:value-type="string">
            <text:p>Total Main Cases</text:p>
          </table:table-cell>
          <table:table-cell table:style-name="ce95" table:formula="of:=MAX([.A7:.A6645])" office:value-type="float" office:value="1" table:number-columns-spanned="3" table:number-rows-spanned="1">
            <text:p>1</text:p>
          </table:table-cell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9"/>
          <table:table-cell table:style-name="ce113" office:value-type="string">
            <text:p>Untested</text:p>
          </table:table-cell>
          <table:table-cell table:style-name="ce112" table:formula="of:=COUNTIF([.K$7:.K$885];[.$J4])" office:value-type="float" office:value="0">
            <text:p>0</text:p>
          </table:table-cell>
          <table:table-cell table:style-name="ce112" table:formula="of:=COUNTIF([.L$7:.L$885];[.$J4])" office:value-type="float" office:value="0">
            <text:p>0</text:p>
          </table:table-cell>
          <table:table-cell table:style-name="ce112" table:formula="of:=COUNTIF([.M$7:.M$885];[.$J4])" office:value-type="float" office:value="0">
            <text:p>0</text:p>
          </table:table-cell>
          <table:table-cell table:style-name="ce112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9"/>
          <table:table-cell table:style-name="ce79"/>
          <table:table-cell table:style-name="ce75"/>
          <table:table-cell table:style-name="ce100"/>
          <table:table-cell table:style-name="ce80" table:number-columns-repeated="4"/>
          <table:table-cell table:style-name="ce110"/>
          <table:table-cell office:value-type="string">
            <text:p>N/A</text:p>
          </table:table-cell>
          <table:table-cell table:style-name="ce112" table:formula="of:=COUNTIF([.K$7:.K$885];[.$J5])" office:value-type="float" office:value="0">
            <text:p>0</text:p>
          </table:table-cell>
          <table:table-cell table:style-name="ce112" table:formula="of:=COUNTIF([.L$7:.L$885];[.$J5])" office:value-type="float" office:value="0">
            <text:p>0</text:p>
          </table:table-cell>
          <table:table-cell table:style-name="ce112" table:formula="of:=COUNTIF([.M$7:.M$885];[.$J5])" office:value-type="float" office:value="0">
            <text:p>0</text:p>
          </table:table-cell>
          <table:table-cell table:style-name="ce112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4" office:value-type="string">
            <text:p>IE7</text:p>
          </table:table-cell>
          <table:table-cell table:style-name="ce114" office:value-type="string">
            <text:p>FireFox3.5</text:p>
          </table:table-cell>
          <table:table-cell table:style-name="ce114" office:value-type="string">
            <text:p>Comment/Bug</text:p>
          </table:table-cell>
          <table:table-cell table:style-name="ce114"/>
          <table:table-cell table:style-name="ce75" table:number-columns-repeated="241"/>
        </table:table-row>
        <table:table-row table:style-name="ro28">
          <table:table-cell table:style-name="ce72" office:value-type="float" office:value="1">
            <text:p>001</text:p>
          </table:table-cell>
          <table:table-cell table:style-name="ce43" office:value-type="string">
            <text:p>SNF_TERMS_AND_CONDITION_01</text:p>
          </table:table-cell>
          <table:table-cell table:style-name="ce96" office:value-type="float" office:value="1">
            <text:p>001</text:p>
          </table:table-cell>
          <table:table-cell table:style-name="ce43" office:value-type="string">
            <text:p>Portal/terms and</text:p>
            <text:p>Conditions agreement </text:p>
          </table:table-cell>
          <table:table-cell table:style-name="ce43" office:value-type="string">
            <text:p>Show/Hide the terms and</text:p>
            <text:p>Conditions agreement </text:p>
          </table:table-cell>
          <table:table-cell table:style-name="ce43" office:value-type="string">
            <text:p>Step 1: Show terms and conditions</text:p>
            <text:p>Agreement at first start</text:p>
          </table:table-cell>
          <table:table-cell table:style-name="ce103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table:style-name="ce43"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25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SNF_TERMS_AND_CONDITION_01</text:p>
          </table:table-cell>
          <table:table-cell table:style-name="ce9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office:value-type="string">
            <text:p>Portal/terms and</text:p>
            <text:p>Conditions agreement </text:p>
          </table:table-cell>
          <table:table-cell table:style-name="ce43" office:value-type="string">
            <text:p>Show/Hide the terms and</text:p>
            <text:p>Conditions agreement </text:p>
          </table:table-cell>
          <table:table-cell table:style-name="ce43" office:value-type="string">
            <text:p>Step 2: Hide terms and conditions</text:p>
            <text:p>Agreement at second start</text:p>
          </table:table-cell>
          <table:table-cell table:style-name="ce103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table:style-name="ce43"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table:style-name="ce43" office:value-type="string">
            <text:p>High</text:p>
          </table:table-cell>
          <table:table-cell table:style-name="ce43" office:value-type="string">
            <text:p>thu.nguyen</text:p>
          </table:table-cell>
          <table:table-cell table:style-name="ce43" table:number-columns-repeated="4"/>
          <table:table-cell table:number-columns-repeated="241"/>
        </table:table-row>
        <table:table-row table:style-name="ro10">
          <table:table-cell table:style-name="ce72"/>
          <table:table-cell table:style-name="ce43"/>
          <table:table-cell table:style-name="ce97"/>
          <table:table-cell table:style-name="ce43" table:number-columns-repeated="11"/>
          <table:table-cell table:number-columns-repeated="241"/>
        </table:table-row>
        <table:table-row table:style-name="ro10" table:number-rows-repeated="3">
          <table:table-cell table:style-name="ce43" table:number-columns-repeated="2"/>
          <table:table-cell table:style-name="ce97"/>
          <table:table-cell table:style-name="ce43" table:number-columns-repeated="11"/>
          <table:table-cell table:number-columns-repeated="241"/>
        </table:table-row>
        <table:table-row table:style-name="ro10" table:number-rows-repeated="60">
          <table:table-cell table:style-name="ce43" table:number-columns-repeated="14"/>
          <table:table-cell table:number-columns-repeated="241"/>
        </table:table-row>
        <table:table-row table:style-name="ro10" table:number-rows-repeated="53">
          <table:table-cell table:number-columns-repeated="255"/>
        </table:table-row>
        <table:table-row table:style-name="ro10">
          <table:table-cell table:style-name="ce74"/>
          <table:table-cell table:style-name="ce57"/>
          <table:table-cell table:style-name="ce98"/>
          <table:table-cell table:style-name="ce101"/>
          <table:table-cell table:style-name="ce102"/>
          <table:table-cell table:style-name="ce104" table:number-columns-repeated="4"/>
          <table:table-cell table:number-columns-repeated="246"/>
        </table:table-row>
        <table:table-row table:style-name="ro10" table:number-rows-repeated="4">
          <table:table-cell table:number-columns-repeated="255"/>
        </table:table-row>
        <table:table-row table:style-name="ro10" table:number-rows-repeated="3">
          <table:table-cell table:style-name="ce75"/>
          <table:table-cell table:style-name="ce80"/>
          <table:table-cell table:style-name="ce75"/>
          <table:table-cell table:style-name="ce100"/>
          <table:table-cell table:style-name="ce80" table:number-columns-repeated="251"/>
        </table:table-row>
        <table:table-row table:style-name="ro10" table:number-rows-repeated="1048442">
          <table:table-cell table:number-columns-repeated="255"/>
        </table:table-row>
        <table:table-row table:style-name="ro10">
          <table:table-cell table:number-columns-repeated="255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Terms_And_Conditions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Nag_Screen.$H$11" table:expression="$#REF!.$E$10:$H$11"/>
        <table:named-expression table:name="WCM_01_01_005" table:base-cell-address="$Terms_And_Conditions.$H$15" table:expression="$#REF!.$E$4:$H$6"/>
        <table:named-expression table:name="WCM_01_01_016" table:base-cell-address="$Nag_Screen.$H$45" table:expression="$#REF!.$E$42:$H$45"/>
        <table:named-expression table:name="WCM_01_01_01_008" table:base-cell-address="$Nag_Screen.$H$22" table:expression="$#REF!.$E$21:$H$22"/>
        <table:named-expression table:name="WCM_01_01_026" table:base-cell-address="$Terms_And_Conditions.$H$85" table:expression="$#REF!.$F$77:$H$79"/>
        <table:named-expression table:name="WCM_01_02_020" table:base-cell-address="$Terms_And_Conditions.$H$55" table:expression="$#REF!.$E$75:$H$80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6_050" table:base-cell-address="$Terms_And_Conditions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Nag_Screen.$H$395" table:expression="$viewers.$e$#REF!:$h$#REF!"/>
        <table:named-expression table:name="WCM_04_01_01_005" table:base-cell-address="$Terms_And_Conditions.$H$384" table:expression="$viewers.$e$#REF!:$h$#REF!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WCM_24_01_002" table:base-cell-address="$Cov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0"/>
    </number:number-style>
    <number:date-style style:name="N233">
      <number:day number:style="long"/>
      <number:text>/</number:text>
      <number:month number:style="long"/>
      <number:text>/</number:text>
      <number:year/>
    </number:date-style>
    <number:date-style style:name="N234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11-16T08:33:40</meta:creation-date>
    <dc:date>2012-08-06T14:22:30</dc:date>
    <meta:editing-cycles>445</meta:editing-cycles>
    <meta:editing-duration>P5DT10H57M15S</meta:editing-duration>
    <meta:document-statistic meta:table-count="5" meta:cell-count="294" meta:object-count="2"/>
    <meta:user-defined meta:name="Info 1"/>
    <meta:user-defined meta:name="Info 2"/>
    <meta:user-defined meta:name="Info 3"/>
    <meta:user-defined meta:name="Info 4"/>
  </office:meta>
</office:document-meta>
</file>